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art No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25DF081A-SSH-T</text:p>
          </table:table-cell>
          <table:table-cell office:value-type="string" table:style-name="ce1">
            <text:p>Flash Memory (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O055</text:p>
          </table:table-cell>
          <table:table-cell office:value-type="string" table:style-name="ce1">
            <text:p>IMU 9 D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5611</text:p>
          </table:table-cell>
          <table:table-cell office:value-type="string" table:style-name="ce1">
            <text:p>Pressure/Alt/SysTe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TCLE100E3103JB0 (x2)</text:p>
          </table:table-cell>
          <table:table-cell office:value-type="string" table:style-name="ce1">
            <text:p>Ambient 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SAMD21G18A</text:p>
          </table:table-cell>
          <table:table-cell office:value-type="string" table:style-name="ce1">
            <text:p>MC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 Card (8 GB)</text:p>
          </table:table-cell>
          <table:table-cell office:value-type="string" table:style-name="ce1">
            <text:p>Stor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fruit Ultimate Breakout</text:p>
          </table:table-cell>
          <table:table-cell office:value-type="string" table:style-name="ce1">
            <text:p>GP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 Power LEDs (x3) (Do not order)</text:p>
          </table:table-cell>
          <table:table-cell office:value-type="string" table:style-name="ce1">
            <text:p>Light l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F9GMS (x2)</text:p>
          </table:table-cell>
          <table:table-cell office:value-type="string" table:style-name="ce1">
            <text:p>Serv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31821852 (Molex)</text:p>
          </table:table-cell>
          <table:table-cell office:value-type="string" table:style-name="ce1">
            <text:p>SD Card Cage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penguin</dc:creator>
    <meta:creation-date>2019-10-01T14:51:01Z</meta:creation-date>
    <dc:date>2019-10-07T04:05:28Z</dc:date>
    <meta:editing-cycles>1</meta:editing-cycles>
    <meta:editing-duration>PT4497S</meta:editing-duration>
  </office:meta>
</office:document-meta>
</file>